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6" style:family="table">
      <style:table-properties style:width="17.59cm" table:align="margins"/>
    </style:style>
    <style:style style:name="Tabela6.A" style:family="table-column">
      <style:table-column-properties style:column-width="17.59cm" style:rel-column-width="65535*"/>
    </style:style>
    <style:style style:name="Tabela6.A1" style:family="table-cell">
      <style:table-cell-properties fo:padding="0.097cm" fo:border="0.05pt solid #000000"/>
    </style:style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fd42a" officeooo:paragraph-rsid="000a778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fd42a" officeooo:paragraph-rsid="002366b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fd42a" officeooo:paragraph-rsid="0025a5c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fd42a" officeooo:paragraph-rsid="000a778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d42a" officeooo:paragraph-rsid="000a778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0a85c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c3c35" officeooo:paragraph-rsid="000c3c3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c3c35" officeooo:paragraph-rsid="0010b5b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c3c35" officeooo:paragraph-rsid="0015e22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c3c35" officeooo:paragraph-rsid="001c75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c3c35" officeooo:paragraph-rsid="002366b2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c3c35" officeooo:paragraph-rsid="00248f1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c3c35" officeooo:paragraph-rsid="00279ee1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c3c35" officeooo:paragraph-rsid="000c3c35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a85ce" officeooo:paragraph-rsid="000a85ce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ed85e" officeooo:paragraph-rsid="001ed85e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37c54" officeooo:paragraph-rsid="0015e22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8970d" officeooo:paragraph-rsid="0015e22b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015e22b"/>
    </style:style>
    <style:style style:name="P22" style:family="paragraph" style:parent-style-name="Standard">
      <style:paragraph-properties fo:text-align="justify" style:justify-single-word="false"/>
      <style:text-properties officeooo:paragraph-rsid="000e3831"/>
    </style:style>
    <style:style style:name="P23" style:family="paragraph" style:parent-style-name="Standard">
      <style:paragraph-properties fo:text-align="justify" style:justify-single-word="false"/>
      <style:text-properties officeooo:paragraph-rsid="002366b2"/>
    </style:style>
    <style:style style:name="P24" style:family="paragraph" style:parent-style-name="Standard">
      <style:paragraph-properties fo:text-align="justify" style:justify-single-word="false"/>
      <style:text-properties officeooo:paragraph-rsid="00248f16"/>
    </style:style>
    <style:style style:name="P25" style:family="paragraph" style:parent-style-name="Standard">
      <style:paragraph-properties fo:text-align="justify" style:justify-single-word="false"/>
      <style:text-properties officeooo:rsid="000c3c35" officeooo:paragraph-rsid="000c3c35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0fd44b" officeooo:paragraph-rsid="000fd44b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137c54" officeooo:paragraph-rsid="00137c5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officeooo:rsid="000e3831" officeooo:paragraph-rsid="000e3831"/>
    </style:style>
    <style:style style:name="P30" style:family="paragraph" style:parent-style-name="Standard">
      <style:paragraph-properties fo:text-align="justify" style:justify-single-word="false"/>
      <style:text-properties officeooo:rsid="0018970d" officeooo:paragraph-rsid="0015e22b"/>
    </style:style>
    <style:style style:name="P31" style:family="paragraph" style:parent-style-name="Standard">
      <style:paragraph-properties fo:text-align="justify" style:justify-single-word="false"/>
      <style:text-properties officeooo:rsid="0018970d" officeooo:paragraph-rsid="002366b2"/>
    </style:style>
    <style:style style:name="P32" style:family="paragraph" style:parent-style-name="Standard">
      <style:paragraph-properties fo:text-align="justify" style:justify-single-word="false"/>
      <style:text-properties officeooo:rsid="0018970d" officeooo:paragraph-rsid="00248f16"/>
    </style:style>
    <style:style style:name="P33" style:family="paragraph" style:parent-style-name="Standard">
      <style:paragraph-properties fo:text-align="center" style:justify-single-word="false"/>
      <style:text-properties fo:color="#ed1c24" fo:font-weight="bold" officeooo:rsid="001b56a2" officeooo:paragraph-rsid="001c7555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rsid="001ed85e" officeooo:paragraph-rsid="001ed85e"/>
    </style:style>
    <style:style style:name="P35" style:family="paragraph" style:parent-style-name="Standard">
      <style:paragraph-properties fo:text-align="justify" style:justify-single-word="false"/>
      <style:text-properties officeooo:rsid="001ed85e" officeooo:paragraph-rsid="001fe17d"/>
    </style:style>
    <style:style style:name="P36" style:family="paragraph" style:parent-style-name="Standard">
      <style:paragraph-properties fo:text-align="justify" style:justify-single-word="false"/>
      <style:text-properties officeooo:rsid="00248f16" officeooo:paragraph-rsid="00248f16"/>
    </style:style>
    <style:style style:name="P37" style:family="paragraph" style:parent-style-name="Standard">
      <style:paragraph-properties fo:text-align="justify" style:justify-single-word="false"/>
      <style:text-properties officeooo:rsid="002366b2" officeooo:paragraph-rsid="0015e22b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2pt" fo:font-weight="bold" officeooo:rsid="000c3c35" officeooo:paragraph-rsid="002366b2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28pt" fo:font-weight="bold" officeooo:rsid="00252415" officeooo:paragraph-rsid="000a778b" style:font-size-asian="28pt" style:font-weight-asian="bold" style:font-size-complex="28pt" style:font-weight-complex="bold"/>
    </style:style>
    <style:style style:name="P41" style:family="paragraph" style:parent-style-name="Standard" style:list-style-name="L1">
      <style:paragraph-properties fo:text-align="justify" style:justify-single-word="false"/>
      <style:text-properties officeooo:paragraph-rsid="001ed85e"/>
    </style:style>
    <style:style style:name="P42" style:family="paragraph" style:parent-style-name="Standard" style:list-style-name="L10">
      <style:paragraph-properties fo:text-align="justify" style:justify-single-word="false"/>
      <style:text-properties officeooo:paragraph-rsid="00279ee1"/>
    </style:style>
    <style:style style:name="P43" style:family="paragraph" style:parent-style-name="Standard" style:list-style-name="L11">
      <style:paragraph-properties fo:text-align="justify" style:justify-single-word="false"/>
      <style:text-properties officeooo:paragraph-rsid="00279ee1"/>
    </style:style>
    <style:style style:name="P44" style:family="paragraph" style:parent-style-name="Standard" style:list-style-name="L12">
      <style:paragraph-properties fo:text-align="justify" style:justify-single-word="false"/>
      <style:text-properties officeooo:paragraph-rsid="00279ee1"/>
    </style:style>
    <style:style style:name="P45" style:family="paragraph" style:parent-style-name="Standard" style:list-style-name="L13">
      <style:paragraph-properties fo:text-align="justify" style:justify-single-word="false"/>
      <style:text-properties officeooo:paragraph-rsid="00279ee1"/>
    </style:style>
    <style:style style:name="P46" style:family="paragraph" style:parent-style-name="Standard" style:list-style-name="L14">
      <style:paragraph-properties fo:text-align="justify" style:justify-single-word="false"/>
      <style:text-properties officeooo:paragraph-rsid="00279ee1"/>
    </style:style>
    <style:style style:name="P47" style:family="paragraph" style:parent-style-name="Standard" style:list-style-name="L16">
      <style:paragraph-properties fo:text-align="justify" style:justify-single-word="false"/>
      <style:text-properties officeooo:paragraph-rsid="002cea19"/>
    </style:style>
    <style:style style:name="P48" style:family="paragraph" style:parent-style-name="Standard">
      <style:paragraph-properties fo:text-align="justify" style:justify-single-word="false"/>
      <style:text-properties officeooo:paragraph-rsid="002366b2"/>
    </style:style>
    <style:style style:name="P49" style:family="paragraph" style:parent-style-name="Standard">
      <style:paragraph-properties fo:text-align="justify" style:justify-single-word="false"/>
      <style:text-properties officeooo:paragraph-rsid="00248f16"/>
    </style:style>
    <style:style style:name="P50" style:family="paragraph" style:parent-style-name="Standard" style:list-style-name="L19">
      <style:paragraph-properties fo:text-align="justify" style:justify-single-word="false"/>
      <style:text-properties officeooo:paragraph-rsid="00352d1c"/>
    </style:style>
    <style:style style:name="P51" style:family="paragraph" style:parent-style-name="Standard" style:list-style-name="L20">
      <style:paragraph-properties fo:text-align="justify" style:justify-single-word="false"/>
      <style:text-properties officeooo:paragraph-rsid="0036f0db"/>
    </style:style>
    <style:style style:name="P52" style:family="paragraph" style:parent-style-name="Standard" style:list-style-name="L21">
      <style:paragraph-properties fo:text-align="justify" style:justify-single-word="false"/>
      <style:text-properties officeooo:paragraph-rsid="00376187"/>
    </style:style>
    <style:style style:name="P53" style:family="paragraph" style:parent-style-name="Standard" style:list-style-name="L2">
      <style:paragraph-properties fo:text-align="justify" style:justify-single-word="false"/>
      <style:text-properties officeooo:rsid="001ed85e" officeooo:paragraph-rsid="001ed85e"/>
    </style:style>
    <style:style style:name="P54" style:family="paragraph" style:parent-style-name="Standard" style:list-style-name="L3">
      <style:paragraph-properties fo:text-align="justify" style:justify-single-word="false"/>
      <style:text-properties fo:font-weight="normal" officeooo:paragraph-rsid="001ed85e" style:font-weight-asian="normal" style:font-weight-complex="normal"/>
    </style:style>
    <style:style style:name="P55" style:family="paragraph" style:parent-style-name="Standard" style:list-style-name="L4">
      <style:paragraph-properties fo:text-align="justify" style:justify-single-word="false"/>
      <style:text-properties officeooo:rsid="0018970d" officeooo:paragraph-rsid="002366b2"/>
    </style:style>
    <style:style style:name="P56" style:family="paragraph" style:parent-style-name="Standard" style:list-style-name="L5">
      <style:paragraph-properties fo:text-align="justify" style:justify-single-word="false"/>
      <style:text-properties officeooo:rsid="0018970d" officeooo:paragraph-rsid="002366b2"/>
    </style:style>
    <style:style style:name="P57" style:family="paragraph" style:parent-style-name="Standard" style:list-style-name="L6">
      <style:paragraph-properties fo:text-align="justify" style:justify-single-word="false"/>
      <style:text-properties officeooo:rsid="0018970d" officeooo:paragraph-rsid="00248f16"/>
    </style:style>
    <style:style style:name="P58" style:family="paragraph" style:parent-style-name="Standard" style:list-style-name="L7">
      <style:paragraph-properties fo:text-align="justify" style:justify-single-word="false"/>
      <style:text-properties officeooo:rsid="0018970d" officeooo:paragraph-rsid="00248f16"/>
    </style:style>
    <style:style style:name="P59" style:family="paragraph" style:parent-style-name="Standard" style:list-style-name="L8">
      <style:paragraph-properties fo:text-align="justify" style:justify-single-word="false"/>
      <style:text-properties officeooo:rsid="0018970d" officeooo:paragraph-rsid="00248f16"/>
    </style:style>
    <style:style style:name="P60" style:family="paragraph" style:parent-style-name="Standard" style:list-style-name="L9">
      <style:paragraph-properties fo:text-align="justify" style:justify-single-word="false"/>
      <style:text-properties officeooo:rsid="0018970d" officeooo:paragraph-rsid="00248f16"/>
    </style:style>
    <style:style style:name="P61" style:family="paragraph" style:parent-style-name="Standard">
      <style:paragraph-properties fo:text-align="justify" style:justify-single-word="false"/>
      <style:text-properties officeooo:rsid="0018970d" officeooo:paragraph-rsid="002cea19"/>
    </style:style>
    <style:style style:name="P62" style:family="paragraph" style:parent-style-name="Standard" style:list-style-name="L16">
      <style:paragraph-properties fo:text-align="justify" style:justify-single-word="false"/>
      <style:text-properties officeooo:rsid="0018970d" officeooo:paragraph-rsid="002cea19"/>
    </style:style>
    <style:style style:name="P63" style:family="paragraph" style:parent-style-name="Standard">
      <style:paragraph-properties fo:text-align="justify" style:justify-single-word="false"/>
      <style:text-properties officeooo:rsid="0018970d" officeooo:paragraph-rsid="0015e22b"/>
    </style:style>
    <style:style style:name="P64" style:family="paragraph" style:parent-style-name="Standard">
      <style:paragraph-properties fo:text-align="justify" style:justify-single-word="false"/>
      <style:text-properties officeooo:rsid="0018970d" officeooo:paragraph-rsid="003f1ecc"/>
    </style:style>
    <style:style style:name="P65" style:family="paragraph" style:parent-style-name="Standard">
      <style:paragraph-properties fo:text-align="justify" style:justify-single-word="false"/>
      <style:text-properties officeooo:rsid="00283b58" officeooo:paragraph-rsid="00283b58"/>
    </style:style>
    <style:style style:name="P66" style:family="paragraph" style:parent-style-name="Standard">
      <style:paragraph-properties fo:text-align="justify" style:justify-single-word="false"/>
      <style:text-properties officeooo:rsid="00283b58" officeooo:paragraph-rsid="00290c6d"/>
    </style:style>
    <style:style style:name="P67" style:family="paragraph" style:parent-style-name="Standard">
      <style:paragraph-properties fo:text-align="justify" style:justify-single-word="false"/>
      <style:text-properties officeooo:rsid="00290c6d" officeooo:paragraph-rsid="00290c6d"/>
    </style:style>
    <style:style style:name="P68" style:family="paragraph" style:parent-style-name="Standard">
      <style:paragraph-properties fo:text-align="justify" style:justify-single-word="false"/>
      <style:text-properties officeooo:rsid="002cea19" officeooo:paragraph-rsid="002cea19"/>
    </style:style>
    <style:style style:name="P69" style:family="paragraph" style:parent-style-name="Standard" style:list-style-name="L17">
      <style:paragraph-properties fo:text-align="justify" style:justify-single-word="false"/>
      <style:text-properties officeooo:rsid="002cea19" officeooo:paragraph-rsid="002cea19"/>
    </style:style>
    <style:style style:name="P70" style:family="paragraph" style:parent-style-name="Standard" style:list-style-name="L18">
      <style:paragraph-properties fo:text-align="justify" style:justify-single-word="false"/>
      <style:text-properties officeooo:rsid="002cea19" officeooo:paragraph-rsid="002cea19"/>
    </style:style>
    <style:style style:name="P71" style:family="paragraph" style:parent-style-name="Standard">
      <style:paragraph-properties fo:text-align="justify" style:justify-single-word="false"/>
      <style:text-properties officeooo:rsid="002ad758" officeooo:paragraph-rsid="002cea19"/>
    </style:style>
    <style:style style:name="P72" style:family="paragraph" style:parent-style-name="Standard">
      <style:paragraph-properties fo:text-align="justify" style:justify-single-word="false"/>
      <style:text-properties officeooo:rsid="003004db" officeooo:paragraph-rsid="003004db"/>
    </style:style>
    <style:style style:name="P73" style:family="paragraph" style:parent-style-name="Standard">
      <style:paragraph-properties fo:text-align="justify" style:justify-single-word="false"/>
      <style:text-properties officeooo:rsid="0031f44b" officeooo:paragraph-rsid="0031f44b"/>
    </style:style>
    <style:style style:name="P74" style:family="paragraph" style:parent-style-name="Standard">
      <style:paragraph-properties fo:text-align="justify" style:justify-single-word="false"/>
      <style:text-properties officeooo:rsid="003362cb" officeooo:paragraph-rsid="003362cb"/>
    </style:style>
    <style:style style:name="P75" style:family="paragraph" style:parent-style-name="Standard">
      <style:paragraph-properties fo:text-align="justify" style:justify-single-word="false"/>
      <style:text-properties fo:font-weight="bold" officeooo:rsid="0031f44b" officeooo:paragraph-rsid="0031f44b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weight="bold" officeooo:rsid="00248f16" officeooo:paragraph-rsid="00248f16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weight="bold" officeooo:rsid="0018970d" officeooo:paragraph-rsid="0015e22b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officeooo:rsid="0036f0db" officeooo:paragraph-rsid="0036f0db"/>
    </style:style>
    <style:style style:name="P79" style:family="paragraph" style:parent-style-name="Standard">
      <style:paragraph-properties fo:text-align="justify" style:justify-single-word="false"/>
      <style:text-properties fo:color="#ed1c24" officeooo:rsid="0031f44b" officeooo:paragraph-rsid="0031f44b"/>
    </style:style>
    <style:style style:name="P80" style:family="paragraph" style:parent-style-name="Standard">
      <style:paragraph-properties fo:text-align="justify" style:justify-single-word="false"/>
      <style:text-properties officeooo:rsid="00376187" officeooo:paragraph-rsid="00376187"/>
    </style:style>
    <style:style style:name="P81" style:family="paragraph" style:parent-style-name="Standard">
      <style:paragraph-properties fo:text-align="justify" style:justify-single-word="false"/>
      <style:text-properties officeooo:rsid="00248f16" officeooo:paragraph-rsid="00248f16"/>
    </style:style>
    <style:style style:name="P82" style:family="paragraph" style:parent-style-name="Standard">
      <style:paragraph-properties fo:text-align="justify" style:justify-single-word="false"/>
      <style:text-properties officeooo:rsid="003aa851" officeooo:paragraph-rsid="003aa851"/>
    </style:style>
    <style:style style:name="P83" style:family="paragraph" style:parent-style-name="Standard">
      <style:paragraph-properties fo:text-align="justify" style:justify-single-word="false"/>
      <style:text-properties officeooo:rsid="003e111a" officeooo:paragraph-rsid="003e111a"/>
    </style:style>
    <style:style style:name="P84" style:family="paragraph" style:parent-style-name="Standard">
      <style:paragraph-properties fo:text-align="justify" style:justify-single-word="false"/>
      <style:text-properties officeooo:rsid="003f1ecc" officeooo:paragraph-rsid="003f1ecc"/>
    </style:style>
    <style:style style:name="P85" style:family="paragraph" style:parent-style-name="Table_20_Contents">
      <style:paragraph-properties fo:text-align="justify" style:justify-single-word="false"/>
      <style:text-properties fo:color="#00599d"/>
    </style:style>
    <style:style style:name="P86" style:family="paragraph" style:parent-style-name="Table_20_Contents">
      <style:paragraph-properties fo:text-align="justify" style:justify-single-word="false"/>
      <style:text-properties fo:color="#00599d" fo:font-weight="bold" style:font-weight-asian="bold" style:font-weight-complex="bold"/>
    </style:style>
    <style:style style:name="P87" style:family="paragraph" style:parent-style-name="Table_20_Contents">
      <style:paragraph-properties fo:text-align="justify" style:justify-single-word="false"/>
    </style:style>
    <style:style style:name="P88" style:family="paragraph" style:parent-style-name="Table_20_Contents">
      <style:paragraph-properties fo:text-align="justify" style:justify-single-word="false"/>
      <style:text-properties officeooo:rsid="003e111a" officeooo:paragraph-rsid="003e111a"/>
    </style:style>
    <style:style style:name="T1" style:family="text">
      <style:text-properties officeooo:rsid="000a778b"/>
    </style:style>
    <style:style style:name="T2" style:family="text">
      <style:text-properties officeooo:rsid="000a85ce"/>
    </style:style>
    <style:style style:name="T3" style:family="text">
      <style:text-properties officeooo:rsid="000c3c3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42b4" style:font-weight-asian="bold" style:font-weight-complex="bold"/>
    </style:style>
    <style:style style:name="T6" style:family="text">
      <style:text-properties fo:font-weight="bold" officeooo:rsid="0031f44b" style:font-weight-asian="bold" style:font-weight-complex="bold"/>
    </style:style>
    <style:style style:name="T7" style:family="text">
      <style:text-properties fo:font-weight="bold" officeooo:rsid="00359ecc" style:font-weight-asian="bold" style:font-weight-complex="bold"/>
    </style:style>
    <style:style style:name="T8" style:family="text">
      <style:text-properties fo:font-weight="bold" officeooo:rsid="000c3c35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5e22b"/>
    </style:style>
    <style:style style:name="T11" style:family="text">
      <style:text-properties officeooo:rsid="001742b4"/>
    </style:style>
    <style:style style:name="T12" style:family="text">
      <style:text-properties officeooo:rsid="001db4e0"/>
    </style:style>
    <style:style style:name="T13" style:family="text">
      <style:text-properties officeooo:rsid="001ed85e"/>
    </style:style>
    <style:style style:name="T14" style:family="text">
      <style:text-properties officeooo:rsid="001fe17d"/>
    </style:style>
    <style:style style:name="T15" style:family="text">
      <style:text-properties officeooo:rsid="002366b2"/>
    </style:style>
    <style:style style:name="T16" style:family="text">
      <style:text-properties officeooo:rsid="00248f16"/>
    </style:style>
    <style:style style:name="T17" style:family="text">
      <style:text-properties officeooo:rsid="0025a5c4"/>
    </style:style>
    <style:style style:name="T18" style:family="text">
      <style:text-properties officeooo:rsid="00279ee1"/>
    </style:style>
    <style:style style:name="T19" style:family="text">
      <style:text-properties officeooo:rsid="0018970d"/>
    </style:style>
    <style:style style:name="T20" style:family="text">
      <style:text-properties officeooo:rsid="00290c6d"/>
    </style:style>
    <style:style style:name="T21" style:family="text">
      <style:text-properties fo:color="#00599d"/>
    </style:style>
    <style:style style:name="T22" style:family="text">
      <style:text-properties fo:font-variant="normal" fo:text-transform="none" fo:color="#202124" style:font-name="Liberation Serif1" fo:letter-spacing="normal" style:font-name-asian="Liberation Serif1" style:font-name-complex="Liberation Serif1"/>
    </style:style>
    <style:style style:name="T23" style:family="text">
      <style:text-properties fo:font-variant="normal" fo:text-transform="none" fo:color="#202124" style:font-name="Liberation Serif1" fo:letter-spacing="normal" officeooo:rsid="002ad758" style:font-name-asian="Liberation Serif1" style:font-name-complex="Liberation Serif1"/>
    </style:style>
    <style:style style:name="T24" style:family="text">
      <style:text-properties fo:font-variant="normal" fo:text-transform="none" fo:color="#202124" style:font-name="Liberation Serif1" fo:letter-spacing="normal" fo:font-weight="bold" style:font-name-asian="Liberation Serif1" style:font-weight-asian="bold" style:font-name-complex="Liberation Serif1" style:font-weight-complex="bold"/>
    </style:style>
    <style:style style:name="T25" style:family="text">
      <style:text-properties officeooo:rsid="002e5038"/>
    </style:style>
    <style:style style:name="T26" style:family="text">
      <style:text-properties officeooo:rsid="0031f44b"/>
    </style:style>
    <style:style style:name="T27" style:family="text">
      <style:text-properties officeooo:rsid="00359ecc"/>
    </style:style>
    <style:style style:name="T28" style:family="text">
      <style:text-properties officeooo:rsid="0036f0db"/>
    </style:style>
    <style:style style:name="T29" style:family="text">
      <style:text-properties officeooo:rsid="00376187"/>
    </style:style>
    <style:style style:name="T30" style:family="text">
      <style:text-properties officeooo:rsid="00386acb"/>
    </style:style>
    <style:style style:name="T31" style:family="text">
      <style:text-properties fo:color="#000080"/>
    </style:style>
    <style:style style:name="T32" style:family="text">
      <style:text-properties fo:color="#000080" officeooo:rsid="00386acb"/>
    </style:style>
    <style:style style:name="T33" style:family="text">
      <style:text-properties fo:color="#000080" fo:font-weight="bold" style:font-weight-asian="bold" style:font-weight-complex="bold"/>
    </style:style>
    <style:style style:name="T34" style:family="text">
      <style:text-properties fo:color="#000080" fo:font-weight="normal" style:font-weight-asian="normal" style:font-weight-complex="normal"/>
    </style:style>
    <style:style style:name="T35" style:family="text">
      <style:text-properties fo:color="#000080" fo:font-weight="normal" officeooo:rsid="003c454a" style:font-weight-asian="normal" style:font-weight-complex="normal"/>
    </style:style>
    <style:style style:name="T36" style:family="text">
      <style:text-properties fo:color="#000080" officeooo:rsid="0018970d"/>
    </style:style>
    <style:style style:name="T37" style:family="text">
      <style:text-properties officeooo:rsid="0039fd13"/>
    </style:style>
    <style:style style:name="T38" style:family="text">
      <style:text-properties fo:color="#8f187c"/>
    </style:style>
    <style:style style:name="T39" style:family="text">
      <style:text-properties officeooo:rsid="003c454a"/>
    </style:style>
    <style:style style:name="T40" style:family="text">
      <style:text-properties officeooo:rsid="003f1ecc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rancisco das Chagas Torres dos Santos</text:p>
      <text:p text:style-name="P5">Setembro de 2022</text:p>
      <text:p text:style-name="P5"/>
      <text:p text:style-name="P26">Neste material, meu objetivo é ir além do gabarito da questões. Nos comentários, eu aprofundo mais no assunto, sem me distanciar do que a questão está pedindo. Isso me dá mais conhecimento sobre o assunto e me faz ver a questão abordada por diferentes ângulos. </text:p>
      <text:p text:style-name="P26"/>
      <text:p text:style-name="P27">Quando há bastantes questões sobre o assunto, opto pro questões de provas do ano corrente <text:span text:style-name="T10">e das bancas CESPE, FCC e FGV</text:span>. No entanto, em alguns caso, é necessário pegar provas de anos anteriores <text:span text:style-name="T10">e de outras bancas</text:span>.</text:p>
      <text:p text:style-name="P27"/>
      <text:p text:style-name="P27">Devemos esquecer questões muito antigas, pois TI atualiza a todo instante e as bancas também podem mudar a pegada, a forma de cobrar o conteúdo.</text:p>
      <text:p text:style-name="P5"/>
      <text:p text:style-name="P40">Frameworks Java</text:p>
      <text:p text:style-name="P5"/>
      <text:p text:style-name="P1"><text:span text:style-name="T12">Map Struct</text:span> - <text:span text:style-name="T1">Questões</text:span></text:p>
      <text:p text:style-name="P20"/>
      <text:p text:style-name="P9">___________________________________________________________________________________</text:p>
      <text:p text:style-name="P9"/>
      <text:p text:style-name="P6"><text:span text:style-name="T11">1. </text:span>Ano: 2022 Banca: FCC Órgão: TRT-23 MT Prova: Analista Judiciário Área Apoio Especializado Especialidade Tecnologia da Informação</text:p>
      <text:p text:style-name="P20"/>
      <text:p text:style-name="P20">Para definir um mapeador de bean com MapStruct deve-se definir uma interface Java com os métodos de mapeamento necessários e anotá-la com a anotação</text:p>
      <text:p text:style-name="P20"/>
      <text:list xml:id="list699617851" text:style-name="L1">
        <text:list-item>
          <text:p text:style-name="P41">@MapStruct</text:p>
        </text:list-item>
        <text:list-item>
          <text:p text:style-name="P41">@EntityMapper</text:p>
        </text:list-item>
        <text:list-item>
          <text:p text:style-name="P41">@GeneratedMapper</text:p>
        </text:list-item>
        <text:list-item>
          <text:p text:style-name="P41">@Mapper</text:p>
        </text:list-item>
        <text:list-item>
          <text:p text:style-name="P41">@BeanMapping</text:p>
        </text:list-item>
      </text:list>
      <text:p text:style-name="P20"/>
      <text:p text:style-name="P7"><text:span text:style-name="T2">Resposta: </text:span>Letra D</text:p>
      <text:p text:style-name="P16">Comentários</text:p>
      <text:p text:style-name="P20"/>
      <text:p text:style-name="P34">Com @Mapper se mapea a interface e não precisa criar a classe de implementação , pois o Mapstruct cria.</text:p>
      <text:p text:style-name="P3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86">@Mapper</text:p>
            <text:p text:style-name="P38">public <text:span text:style-name="T4">interface</text:span> SimpleSourceDestinationMapper {</text:p>
            <text:p text:style-name="P38"><text:s text:c="4"/>SimpleDestination sourceToDestination(SimpleSource source);</text:p>
            <text:p text:style-name="P38"><text:s text:c="4"/>SimpleSource destinationToSource(SimpleDestination destination);</text:p>
            <text:p text:style-name="P38">}</text:p>
          </table:table-cell>
        </table:table-row>
      </table:table>
      <text:p text:style-name="P34"/>
      <text:p text:style-name="P17">Para mais, consulte:</text:p>
      <text:list xml:id="list2582996623" text:style-name="L2">
        <text:list-item>
          <text:p text:style-name="P53"><text:soft-page-break/>https://www.baeldung.com/mapstruct</text:p>
        </text:list-item>
      </text:list>
      <text:p text:style-name="P8">___________________________________________________________________________________</text:p>
      <text:p text:style-name="P25"/>
      <text:p text:style-name="P20"><text:span text:style-name="T5">2. </text:span><text:span text:style-name="T4">Ano: 2022 Banca: FCC Órgão: TRT-22 PI Prova: Analista Judiciário Área Apoio Especializado Especialidade Tecnologia da Informação</text:span></text:p>
      <text:p text:style-name="P6"/>
      <text:p text:style-name="P28">Em uma aplicação, considere a existência de uma classe chamada Advogado com o atributo <text:span text:style-name="T9">nome</text:span> e outra classe <text:span text:style-name="T9">AdvogadoDto</text:span> com o atributo <text:span text:style-name="T9">nomeCompleto</text:span>. Usando MapStruct, uma Analista criou a interface abaixo.</text:p>
      <text:p text:style-name="P28"></text:p>
      <text:p text:style-name="P28">___<text:span text:style-name="T13">I___</text:span></text:p>
      <text:p text:style-name="P28">public interface AdvogadoMapper {</text:p>
      <text:p text:style-name="P28">___II___ (target = "nomeCompleto", source = "nome")</text:p>
      <text:p text:style-name="P28"><text:s text:c="6"/>AdvogadoDto advogadoToAdvogadoDto(Advogado advogado);</text:p>
      <text:p text:style-name="P28">}</text:p>
      <text:p text:style-name="P28"/>
      <text:p text:style-name="P28">Para que o mapeamento seja realizado corretamente, as lacunas I e II devem ser preenchidas, correta e respectivamente, por</text:p>
      <text:p text:style-name="P28"/>
      <text:list xml:id="list4189445392" text:style-name="L3">
        <text:list-item>
          <text:p text:style-name="P54">@MapStruct e @Map</text:p>
        </text:list-item>
        <text:list-item>
          <text:p text:style-name="P54">@Mapper e @Equity</text:p>
        </text:list-item>
        <text:list-item>
          <text:p text:style-name="P54">@Mapper e @Mapping</text:p>
        </text:list-item>
        <text:list-item>
          <text:p text:style-name="P54">@Mapping e @Equals</text:p>
        </text:list-item>
        <text:list-item>
          <text:p text:style-name="P54">@MapStruct e @Mappings</text:p>
        </text:list-item>
      </text:list>
      <text:p text:style-name="P20"/>
      <text:p text:style-name="P6"><text:span text:style-name="T3">Resposta: </text:span>Letra C</text:p>
      <text:p text:style-name="P15">Comentários</text:p>
      <text:p text:style-name="P25"/>
      <text:p text:style-name="P35"><text:span text:style-name="T14">O</text:span> @Mapper mapea a interface, <text:span text:style-name="T14">logo </text:span>não precisa criar a classe de implementação, pois o Mapstruct cria. <text:span text:style-name="T14">Já o @Mapping mapea nomes de campos diferente.</text:span></text:p>
      <text:p text:style-name="P35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5">@Mapper</text:p>
            <text:p text:style-name="P38">public interface EmployeeMapper {</text:p>
            <text:p text:style-name="P38"><text:s text:c="4"/></text:p>
            <text:p text:style-name="P38"><text:s text:c="2"/><text:span text:style-name="T21"><text:s text:c="2"/>@Mapping(target="employeeId", source="entity.id")</text:span></text:p>
            <text:p text:style-name="P85"><text:s text:c="4"/>@Mapping(target="employeeName", source="entity.name")</text:p>
            <text:p text:style-name="P38"><text:s text:c="4"/>EmployeeDTO employeeToEmployeeDTO(Employee entity);</text:p>
            <text:p text:style-name="P38"/>
            <text:p text:style-name="P38"><text:s text:c="4"/><text:span text:style-name="T21">@Mapping(target="id", source="dto.employeeId")</text:span></text:p>
            <text:p text:style-name="P85"><text:s text:c="4"/>@Mapping(target="name", source="dto.employeeName")</text:p>
            <text:p text:style-name="P38"><text:s text:c="4"/>Employee employeeDTOtoEmployee(EmployeeDTO dto);</text:p>
            <text:p text:style-name="P38">}</text:p>
          </table:table-cell>
        </table:table-row>
      </table:table>
      <text:p text:style-name="P35"/>
      <text:p text:style-name="P29"/>
      <text:p text:style-name="P22"/>
      <text:p text:style-name="P10">___________________________________________________________________________________</text:p>
      <text:p text:style-name="P21"/>
      <text:p text:style-name="P2"><text:soft-page-break/><text:span text:style-name="T15">Spring, Spring Boot, Spring Cloud, Spring Eureka, Spring Zuul</text:span> – <text:span text:style-name="T1">Questões</text:span></text:p>
      <text:p text:style-name="P39"/>
      <text:p text:style-name="P19"/>
      <text:p text:style-name="P19"><text:span text:style-name="T15">1. </text:span>Ano: 2022 Banca: FCC Órgão: TRT-22 PI Prova: Analista Judiciário Área Apoio Especializado Especialidade Tecnologia da Informação</text:p>
      <text:p text:style-name="P30"/>
      <text:p text:style-name="P30">As versões mais recentes do Spring Boot permitem a configuração de inicialização lenta (lazy initialization), que faz com que os beans sejam criados à medida que são necessários e não durante a inicialização do aplicativo. Uma das maneiras de habilitar a inicialização lenta é colocar</text:p>
      <text:p text:style-name="P30"/>
      <text:list xml:id="list1136956452" text:style-name="L4">
        <text:list-item>
          <text:p text:style-name="P55">lazy-initialization=true no arquivo spring-application-builder.xml</text:p>
        </text:list-item>
        <text:list-item>
          <text:p text:style-name="P55">@SpringMainLazyInitialization na classe SpringApplicationBuilder</text:p>
        </text:list-item>
        <text:list-item>
          <text:p text:style-name="P55">@Lazy(true) no arquivo application.properties</text:p>
        </text:list-item>
        <text:list-item>
          <text:p text:style-name="P55">spring.main.lazy-initialization=true no arquivo application.properties</text:p>
        </text:list-item>
        <text:list-item>
          <text:p text:style-name="P55">set-lazy-initialization=true no arquivo spring-boot.xml</text:p>
        </text:list-item>
      </text:list>
      <text:p text:style-name="P30"/>
      <text:p text:style-name="P19"><text:span text:style-name="T15">Resposta: L</text:span>etra D</text:p>
      <text:p text:style-name="P30"/>
      <text:p text:style-name="P66">Spring Boot é para fugir de XML e não encontrei o<text:span text:style-name="T20">s</text:span> arquivo<text:span text:style-name="T20">s spring-application-builder.xml e</text:span> spring-boot.xml. <text:span text:style-name="T20">Existe o arquivo</text:span> pom.xml <text:span text:style-name="T20">que é o “coração” de um projeto Maven, onde se gerencia as dependências e centraliza documentação sobre o projeto</text:span>. <text:span text:style-name="T20">Portanto, estão fora as letras A e E.</text:span></text:p>
      <text:p text:style-name="P66"/>
      <text:p text:style-name="P66"><text:span text:style-name="T20">A anotação @SpringMainLazyInitialization não existe, portanto, fora letra B. Podemos dizer que é inicialização lenta com a a</text:span>notação <text:span text:style-name="T31">@Lazy</text:span> na classe, no construtor, no método ou no campo <text:span text:style-name="T31">@Autowired</text:span>. Ou seja, o @Lazy fica no arquivo Java e não em application.properties. <text:span text:style-name="T20">Portanto, fora letra C.</text:span></text:p>
      <text:p text:style-name="P66"/>
      <text:p text:style-name="P67">Dessa forma, a resposta é a letra D que afirma que devemos setar como true a propriedade <text:span text:style-name="T36">spring.main.lazy-initialization</text:span><text:span text:style-name="T19"> no arquivo </text:span><text:span text:style-name="T36">application.properties</text:span><text:span text:style-name="T19">. </text:span>Isso significa que todos os beans usarão a inicialização lenta.</text:p>
      <text:p text:style-name="P65"/>
      <text:p text:style-name="P67"><text:span text:style-name="T4">Para mais sobre o assunto</text:span>: https://www.baeldung.com/spring-boot-lazy-initialization</text:p>
      <text:p text:style-name="P12">___________________________________________________________________________________</text:p>
      <text:p text:style-name="P31"/>
      <text:p text:style-name="P19"><text:span text:style-name="T15">2. </text:span>Ano: 2022 Banca: FCC Órgão: TRT-22 PI Prova: Técnico Judiciário Área Apoio Especializado Especialidade Tecnologia da Informação</text:p>
      <text:p text:style-name="P19"/>
      <text:p text:style-name="P30">Um Técnico deseja incluir as configurações abaixo para serem executadas pelo Spring Boot quando a aplicação for iniciada.</text:p>
      <text:p text:style-name="P30"/>
      <text:p text:style-name="P30">spring.application.name = spring-cloud-config-server</text:p>
      <text:p text:style-name="P30">server.port=8888</text:p>
      <text:p text:style-name="P30">spring.cloud.config.server.git.uri = file:///c:/Users/test/config-files</text:p>
      <text:p text:style-name="P30"/>
      <text:p text:style-name="P30">Estas configurações devem ser inseridas no arquivo</text:p>
      <text:p text:style-name="P30"><text:soft-page-break/></text:p>
      <text:list xml:id="list1165966790" text:style-name="L5">
        <text:list-item>
          <text:p text:style-name="P56">spring-boot.xml</text:p>
        </text:list-item>
        <text:list-item>
          <text:p text:style-name="P56">spring-boot.properties</text:p>
        </text:list-item>
        <text:list-item>
          <text:p text:style-name="P56">spring-application.xml</text:p>
        </text:list-item>
        <text:list-item>
          <text:p text:style-name="P56">spring-server.properties</text:p>
        </text:list-item>
        <text:list-item>
          <text:p text:style-name="P56">application.properties</text:p>
        </text:list-item>
      </text:list>
      <text:p text:style-name="P30"/>
      <text:p text:style-name="P19"><text:span text:style-name="T15">Resposta: </text:span>Letra E</text:p>
      <text:p text:style-name="P30"/>
      <text:p text:style-name="P68">No arquivo application.properties colocamos as configurações do banco de dados:</text:p>
      <text:p text:style-name="P71"><text:span text:style-name="T22"/></text:p>
      <text:list xml:id="list3837554986" text:style-name="L16">
        <text:list-item>
          <text:p text:style-name="P47"><text:span text:style-name="T23">spring.datasource.url = jdbc:postgresql://localhost:5432/parking-control-db</text:span></text:p>
        </text:list-item>
        <text:list-item>
          <text:p text:style-name="P47"><text:span text:style-name="T23">spring.datasource.username = postgres</text:span></text:p>
        </text:list-item>
        <text:list-item>
          <text:p text:style-name="P47"><text:span text:style-name="T23">spring.datasource.password = banco123</text:span></text:p>
        </text:list-item>
        <text:list-item>
          <text:p text:style-name="P47"><text:span text:style-name="T23">spring.jpa.hibernate.ddl-auto = update</text:span></text:p>
        </text:list-item>
        <text:list-item>
          <text:p text:style-name="P62"><text:span text:style-name="T23">spring.jpa.properties.hibernate.jdbc.lob.non_contextual_creation = true</text:span></text:p>
        </text:list-item>
      </text:list>
      <text:p text:style-name="P61"><text:span text:style-name="T23"/></text:p>
      <text:p text:style-name="P68"><text:span text:style-name="T23">T</text:span><text:span text:style-name="T22">ambém colocamos as configurações do Eureka Server:</text:span></text:p>
      <text:p text:style-name="P68"><text:span text:style-name="T22"/></text:p>
      <text:list xml:id="list3580583396" text:style-name="L17">
        <text:list-item>
          <text:p text:style-name="P69"><text:span text:style-name="T22">server.port = 8761</text:span></text:p>
        </text:list-item>
        <text:list-item>
          <text:p text:style-name="P69"><text:span text:style-name="T22">eureka.client.registrer-with-eureka=false</text:span></text:p>
        </text:list-item>
        <text:list-item>
          <text:p text:style-name="P69"><text:span text:style-name="T22">eureka.client.fetch-registry=false</text:span></text:p>
        </text:list-item>
      </text:list>
      <text:p text:style-name="P68"><text:span text:style-name="T22"/></text:p>
      <text:p text:style-name="P68"><text:span text:style-name="T22">As configurações de rotas do Zuul:</text:span></text:p>
      <text:p text:style-name="P68"><text:span text:style-name="T22"/></text:p>
      <text:list xml:id="list1988304832" text:style-name="L18">
        <text:list-item>
          <text:p text:style-name="P70"><text:span text:style-name="T22">zuul.prefix</text:span></text:p>
        </text:list-item>
        <text:list-item>
          <text:p text:style-name="P70"><text:span text:style-name="T22">zuul.ignored-services</text:span></text:p>
        </text:list-item>
        <text:list-item>
          <text:p text:style-name="P70"><text:span text:style-name="T22">zuul.routes.customers.path</text:span></text:p>
        </text:list-item>
        <text:list-item>
          <text:p text:style-name="P70"><text:span text:style-name="T22">zuul.routes.customers.serviceId</text:span></text:p>
        </text:list-item>
        <text:list-item>
          <text:p text:style-name="P70"><text:span text:style-name="T22">zuul.routes.products.strip-prefix</text:span></text:p>
        </text:list-item>
      </text:list>
      <text:p text:style-name="P68"><text:span text:style-name="T22"/></text:p>
      <text:p text:style-name="P68"><text:span text:style-name="T24">Para mais</text:span><text:span text:style-name="T22">: https://www.tutorialspoint.com/spring_boot/spring_boot_application_properties.htm</text:span></text:p>
      <text:p text:style-name="P12">___________________________________________________________________________________</text:p>
      <text:p text:style-name="P31"/>
      <text:p text:style-name="P19"><text:span text:style-name="T15">3. </text:span>Ano: 2022 Banca: FCC Órgão: TRT-22 PI Prova: Técnico Judiciário Área Apoio Especializado Especialidade Tecnologia da Informação</text:p>
      <text:p text:style-name="P30"/>
      <text:p text:style-name="P30">À classe principal da aplicação Spring Boot, um Técnico adicionou a anotação @EnableEurekaServer para fazer com que a aplicação atue como um servidor Eureka (Discovery Server). Em seguida, adicionou ao arquivo de configuração Maven pom.xml uma dependência, como mostrado abaixo.</text:p>
      <text:p text:style-name="P30"/>
      <text:p text:style-name="P30">&lt;dependency&gt;</text:p>
      <text:p text:style-name="P30"><text:tab/>__I__</text:p>
      <text:p text:style-name="P30">&lt;/dependency&gt;</text:p>
      <text:p text:style-name="P30"/>
      <text:p text:style-name="P30">Para que a dependência adicionada seja do servidor Spring Cloud Eureka, a lacuna I deve ser corretamente preenchida por</text:p>
      <text:p text:style-name="P30"/>
      <text:p text:style-name="P21"><text:span text:style-name="T15">a)</text:span> &lt;packageName&gt;org.springframework.cloud&lt;/packageName&gt;</text:p>
      <text:p text:style-name="P30"><text:soft-page-break/>&lt;resourceName&gt;spring-cloud-eureka-server&lt;/resourceName&gt;</text:p>
      <text:p text:style-name="P37">b) &lt;packageName&gt;org.springframework.cloud&lt;/packageName&gt;</text:p>
      <text:p text:style-name="P30">&lt;resourceName&gt;spring-cloud-dependencies&lt;/resourceName&gt;</text:p>
      <text:p text:style-name="P30"><text:span text:style-name="T15">c</text:span>) &lt;groupId&gt;spring.cloud.framework&lt;/groupId&gt;</text:p>
      <text:p text:style-name="P30">&lt;artifactId&gt;eureka-discovery-server&lt;/artifactId&gt;</text:p>
      <text:p text:style-name="P30"><text:span text:style-name="T15">d</text:span>) compile('org.springframework.cloud:spring-cloud-starter-eureka-server')</text:p>
      <text:p text:style-name="P30"><text:span text:style-name="T15">e</text:span>) &lt;groupId&gt;org.springframework.cloud&lt;/groupId&gt;</text:p>
      <text:p text:style-name="P30">&lt;artifactId&gt;spring-cloud-starter-eureka-server&lt;/artifactId&gt;</text:p>
      <text:p text:style-name="P30"/>
      <text:p text:style-name="P19"><text:span text:style-name="T15">Resposta: </text:span>Letra E</text:p>
      <text:p text:style-name="P30"/>
      <text:p text:style-name="P23">A única dependência a ser adicionada para configurar o Eureka é a <text:span text:style-name="T31">spring-cloud-netflix-eureka-server</text:span>,</text:p>
      <text:p text:style-name="P23">que já carrega outras dependências necessárias para inicializar o Spring Boot no projeto (spring-bootstarter), <text:span text:style-name="T25">portanto, letra E.</text:span></text:p>
      <text:p text:style-name="P12">___________________________________________________________________________________</text:p>
      <text:p text:style-name="P31"/>
      <text:p text:style-name="P19"><text:span text:style-name="T15">4. </text:span>Ano: 2022 Banca: FCC Órgão: TRT-23 MT Prova: Analista Judiciário Área Apoio Especializado Especialidade Tecnologia da Informação</text:p>
      <text:p text:style-name="P30"/>
      <text:p text:style-name="P30">A base do contêiner Inversion of Control (IoC), também conhecido como Dependency Injection (DI), do Spring Framework, é formada pelos pacotes</text:p>
      <text:p text:style-name="P30"/>
      <text:list xml:id="list648136702" text:style-name="L6">
        <text:list-item>
          <text:p text:style-name="P57">org.springframework.beans e org.springframework.context</text:p>
        </text:list-item>
        <text:list-item>
          <text:p text:style-name="P57">org.springframework.orm e org.springframework.jdbc</text:p>
        </text:list-item>
        <text:list-item>
          <text:p text:style-name="P57">org.springframework.web e org.springframework.webmvc</text:p>
        </text:list-item>
        <text:list-item>
          <text:p text:style-name="P57">org.springframework.core e org.springframework.expression</text:p>
        </text:list-item>
        <text:list-item>
          <text:p text:style-name="P57">org.springframework.webmvc e org.springframework.websocket</text:p>
        </text:list-item>
      </text:list>
      <text:p text:style-name="P30"/>
      <text:p text:style-name="P76">Resposta: <text:span text:style-name="T28">Letra A</text:span></text:p>
      <text:p text:style-name="P24"/>
      <text:p text:style-name="P78">Os pacotes org.springframework.beans e org.springframework.context são a base para o contêiner IoC do Spring Framework. A interface BeanFactory oferece um mecanismo de configuração avançado capaz de gerenciar qualquer tipo de objeto e ApplicationContext é uma subinterface de BeanFactory. Acrescenta:</text:p>
      <text:list xml:id="list3480957901" text:style-name="L20">
        <text:list-item>
          <text:p text:style-name="P51"><text:span text:style-name="T28">Integração mais fácil com os recursos AOP do Spring</text:span></text:p>
        </text:list-item>
        <text:list-item>
          <text:p text:style-name="P51"><text:span text:style-name="T28">Manipulação de recursos de mensagens (para uso em internacionalização)</text:span></text:p>
        </text:list-item>
        <text:list-item>
          <text:p text:style-name="P51"><text:span text:style-name="T28">Publicação do evento</text:span></text:p>
        </text:list-item>
        <text:list-item>
          <text:p text:style-name="P51"><text:span text:style-name="T28">Contextos específicos da camada de aplicativo, como o WebApplicationContext para uso em aplicativos da Web.</text:span></text:p>
        </text:list-item>
      </text:list>
      <text:p text:style-name="P78"/>
      <text:p text:style-name="P78">O BeanFactory fornece a estrutura de configuração e a funcionalidade básica e ApplicationContext adiciona mais funcionalidades específicas da empresa. </text:p>
      <text:p text:style-name="P78"/>
      <text:p text:style-name="P78"><text:span text:style-name="T4">Para mais</text:span>: https://docs.spring.io/spring-framework/docs/current/reference/html/core.html</text:p>
      <text:p text:style-name="P72"/>
      <text:p text:style-name="P75">Pacotes do Spring Framework:</text:p>
      <text:p text:style-name="P73"/>
      <text:list xml:id="list1919642220" text:style-name="L19">
        <text:list-item>
          <text:p text:style-name="P50"><text:span text:style-name="T6">org.springframework.beans</text:span><text:span text:style-name="T26"> - contém interfaces e classes para manipulação de Java beans.</text:span></text:p>
        </text:list-item>
        <text:list-item>
          <text:p text:style-name="P50"><text:soft-page-break/><text:span text:style-name="T6">org.springframework.context </text:span><text:span text:style-name="T26">- se baseia no pacote beans para incluir suporte para origens de mensagens e para o padrão de design Observer, e a capacidade de objetos de aplicativo para obter recursos usando uma API consistente.</text:span></text:p>
        </text:list-item>
        <text:list-item>
          <text:p text:style-name="P50"><text:span text:style-name="T6">org.springframework.core</text:span><text:span text:style-name="T26"> - Fornece classes básicas para tratamento de exceção e detecção de versão e outros auxiliares principais que não são específicos de nenhuma parte da estrutura.</text:span></text:p>
        </text:list-item>
        <text:list-item>
          <text:p text:style-name="P50"><text:span text:style-name="T6">org.springframework.orm</text:span><text:span text:style-name="T26"> - Pacote raiz para as classes de integração de mapeamento O/R do Spring.</text:span></text:p>
        </text:list-item>
        <text:list-item>
          <text:p text:style-name="P50"><text:span text:style-name="T6">org.springframework.jdbc</text:span><text:span text:style-name="T26"> - As classes neste pacote tornam o JDBC mais fácil de usar e reduzem a probabilidade de erros comuns.</text:span></text:p>
        </text:list-item>
        <text:list-item>
          <text:p text:style-name="P50"><text:span text:style-name="T6">org.springframework.expression</text:span><text:span text:style-name="T26"> - As principais abstrações por trás da Spring Expression Language.</text:span></text:p>
        </text:list-item>
        <text:list-item>
          <text:p text:style-name="P50"><text:span text:style-name="T6">org.springframework.web</text:span><text:span text:style-name="T26"> - Interfaces comuns e genéricas que definem pontos de limite mínimos entre a infraestrutura web do Spring e outros módulos de estrutura.</text:span></text:p>
        </text:list-item>
        <text:list-item>
          <text:p text:style-name="P50"><text:span text:style-name="T6">org.springframework.beans.factory</text:span><text:span text:style-name="T26"> - O pacote principal que implementa o contêiner leve de Inversão de Controle (IoC) do Spring.</text:span></text:p>
        </text:list-item>
      </text:list>
      <text:p text:style-name="P73"/>
      <text:p text:style-name="P79"><text:span text:style-name="T28">Os pacotes </text:span>org.springframework.webmvc e org.springframework.websocket não fazem parte do Spring</text:p>
      <text:p text:style-name="P73"/>
      <text:p text:style-name="P74"><text:span text:style-name="T4">Para mais</text:span>: <text:a xlink:type="simple" xlink:href="https://docs.spring.io/spring-framework/docs/current/javadoc-api/overview-summary.html" text:style-name="Internet_20_link" text:visited-style-name="Visited_20_Internet_20_Link">https://docs.spring.io/spring-framework/docs/current/javadoc-api/overview-summary.html</text:a></text:p>
      <text:p text:style-name="P74"/>
      <text:p text:style-name="P74"><text:span text:style-name="T7">GitHub:</text:span><text:span text:style-name="T27"> </text:span>https://github.com/spring-projects/spring-framework</text:p>
      <text:p text:style-name="P13">___________________________________________________________________________________</text:p>
      <text:p text:style-name="P32"/>
      <text:p text:style-name="P19"><text:span text:style-name="T16">5. </text:span>Ano: 2022 Banca: FCC Órgão: TRT-23 MT Prova: Analista Judiciário Área Apoio Especializado Especialidade Tecnologia da Informação</text:p>
      <text:p text:style-name="P30"/>
      <text:p text:style-name="P30">Considere a classe abaixo, criada utilizando Spring Boot, em condições ideais.</text:p>
      <text:p text:style-name="P30"/>
      <text:p text:style-name="P30">import org.springframework.boot.SpringApplication;</text:p>
      <text:p text:style-name="P30">import org.springframework.boot.autoconfigure.EnableAutoConfiguration;</text:p>
      <text:p text:style-name="P30">import org.springframework.web.bind.annotation.RequestMapping;</text:p>
      <text:p text:style-name="P30">import org.springframework.web.bind.annotation.RestController;</text:p>
      <text:p text:style-name="P30">@RestController</text:p>
      <text:p text:style-name="P30">@EnableAutoConfiguration</text:p>
      <text:p text:style-name="P30">public class Trt {</text:p>
      <text:p text:style-name="P30"><text:tab/>@RequestMapping("/")</text:p>
      <text:p text:style-name="P30"><text:tab/>String home() {</text:p>
      <text:p text:style-name="P30"><text:tab/><text:tab/>return " TRIBUNAL REGIONAL DO TRABALHO DA 23ª REGIÃO";</text:p>
      <text:p text:style-name="P30"><text:tab/>}</text:p>
      <text:p text:style-name="P30"><text:tab/>public static void main(String[] args) {</text:p>
      <text:p text:style-name="P30"><text:tab/><text:tab/>SpringApplication.run( __<text:span text:style-name="T16">I__ </text:span>, args);</text:p>
      <text:p text:style-name="P30"><text:tab/>}</text:p>
      <text:p text:style-name="P30">}</text:p>
      <text:p text:style-name="P30"/>
      <text:p text:style-name="P30">Para dizer à classe SpringApplication do Spring Boot qual é o componente primário do Spring, a lacuna I deve ser preenchida corretamente com</text:p>
      <text:p text:style-name="P30"/>
      <text:list xml:id="list4244115991" text:style-name="L21">
        <text:list-item>
          <text:p text:style-name="P52"><text:span text:style-name="T19">SpringBoot.class</text:span></text:p>
        </text:list-item>
        <text:list-item>
          <text:p text:style-name="P52"><text:span text:style-name="T19">Trt.class</text:span></text:p>
        </text:list-item>
        <text:list-item>
          <text:p text:style-name="P52"><text:soft-page-break/><text:span text:style-name="T19">SpringBoot.start[Trt.class]</text:span></text:p>
        </text:list-item>
        <text:list-item>
          <text:p text:style-name="P52"><text:span text:style-name="T19">Trt.app</text:span></text:p>
        </text:list-item>
        <text:list-item>
          <text:p text:style-name="P52"><text:span text:style-name="T19">SpringBoot.main</text:span></text:p>
        </text:list-item>
      </text:list>
      <text:p text:style-name="P30"/>
      <text:p text:style-name="P76">Resposta: <text:span text:style-name="T29">Letra B</text:span></text:p>
      <text:p text:style-name="P36"/>
      <text:p text:style-name="P80">No método main, em StringApplication.run é passado junto com args a própria classe, ficando portanto <text:span text:style-name="T19">SpringApplication.run( </text:span>Trt.class<text:span text:style-name="T19">, args) </text:span>já que estamos na classe Trt<text:span text:style-name="T19">.</text:span></text:p>
      <text:p text:style-name="P24"><text:span text:style-name="T8">___________________________________________________________________________________</text:span></text:p>
      <text:p text:style-name="P32"/>
      <text:p text:style-name="P19"><text:span text:style-name="T16">6. </text:span>Ano: 2022 Banca: FCC Órgão: TRT-23 MT Prova: Analista Judiciário Área Apoio Especializado Especialidade Tecnologia da Informação</text:p>
      <text:p text:style-name="P30"/>
      <text:p text:style-name="P30">Considere o código fonte a seguir.</text:p>
      <text:p text:style-name="P30"/>
      <text:p text:style-name="P30">public class Application {</text:p>
      <text:p text:style-name="P30"><text:tab/>public static void main(String[] args) {</text:p>
      <text:p text:style-name="P30"><text:tab/><text:tab/>new SpringApplicationBuilder(Application.class).web(true).run(args);</text:p>
      <text:p text:style-name="P30"><text:tab/>}</text:p>
      <text:p text:style-name="P30">}</text:p>
      <text:p text:style-name="P30"/>
      <text:p text:style-name="P30">Em condições ideais, para este código ser de um servidor Eureka mínimo, antes da declaração da classe devem ser colocadas as anotações</text:p>
      <text:p text:style-name="P30"/>
      <text:list xml:id="list2183598480" text:style-name="L7">
        <text:list-item>
          <text:p text:style-name="P58">@EnableNetflixEureka e @EnableDiscoveryClient</text:p>
        </text:list-item>
        <text:list-item>
          <text:p text:style-name="P58">@EnableEurekaConfiguration e @EnableRegistryServer</text:p>
        </text:list-item>
        <text:list-item>
          <text:p text:style-name="P58">@SpringBootServer e @SpringBootEureka</text:p>
        </text:list-item>
        <text:list-item>
          <text:p text:style-name="P58">@SpringBootApplication e @EnableEurekaServer</text:p>
        </text:list-item>
        <text:list-item>
          <text:p text:style-name="P58">@EurekaDiscoveryClient e @EurekaServiceRegistry</text:p>
        </text:list-item>
      </text:list>
      <text:p text:style-name="P30"/>
      <text:p text:style-name="P76">Resposta: <text:span text:style-name="T30">Letra D</text:span></text:p>
      <text:p text:style-name="P36"/>
      <text:p text:style-name="P24">Para tornar a aplicação um Eureka Server basta adicionar a anotação <text:span text:style-name="T31">@EnableEurekaServer</text:span> em</text:p>
      <text:p text:style-name="P24">conjunto com a anotação do Spring Boot (<text:span text:style-name="T32">@</text:span><text:span text:style-name="T31">SpringBootApplication</text:span>) que no startup da aplicação será</text:p>
      <text:p text:style-name="P24">inicializado o Eureka.</text:p>
      <text:p text:style-name="P24"/>
      <text:p text:style-name="P24">A classe de configuração é igual <text:span text:style-name="T30">para </text:span>qualquer aplicação Spring Boot, apenas adicionando a anotação</text:p>
      <text:p text:style-name="P24"><text:span text:style-name="T31">@EnableDiscoveryClient</text:span> para fazer o registro da aplicação no Eureka.</text:p>
      <text:p text:style-name="P13">___________________________________________________________________________________</text:p>
      <text:p text:style-name="P36"/>
      <text:p text:style-name="P19"><text:span text:style-name="T16">7. </text:span>Ano: 2022 Banca: FCC Órgão: TRT-23 MT Prova: Analista Judiciário Área Apoio Especializado Especialidade Tecnologia da Informação</text:p>
      <text:p text:style-name="P30"/>
      <text:p text:style-name="P30">Para fazer um aplicativo criado com Spring Boot, em condições ideais, funcionar como um servidor Zuul Proxy deve-se anotar a classe principal com</text:p>
      <text:p text:style-name="P30"/>
      <text:p text:style-name="P30">(A) @EnableZuulProxy</text:p>
      <text:p text:style-name="P30">(B) @ZuulServerApplication</text:p>
      <text:p text:style-name="P30">(C) @EnabledZuulEdgeServer</text:p>
      <text:p text:style-name="P30"><text:soft-page-break/>(D) @ZuulEdgeServerOn</text:p>
      <text:p text:style-name="P30">(E) @ZuulProxyApplication</text:p>
      <text:p text:style-name="P30"/>
      <text:p text:style-name="P76">Resposta: Letra A</text:p>
      <text:p text:style-name="P36"/>
      <text:p text:style-name="P36"><text:span text:style-name="T37">A anotação </text:span><text:span text:style-name="T31">@EnableZuulProxy</text:span> ativa o Zuul na classe de configuração do spring Boot, logo o Zuul é</text:p>
      <text:p text:style-name="P36">inicializado no <text:span text:style-name="T37">s</text:span>tartup da aplicação.</text:p>
      <text:p text:style-name="P24"/>
      <text:p text:style-name="P13">___________________________________________________________________________________</text:p>
      <text:p text:style-name="P36"/>
      <text:p text:style-name="P19"><text:span text:style-name="T16">8. </text:span>Ano: 2022 Banca: FCC Órgão: TRT-23 MT Prova: Analista Judiciário Área Apoio Especializado Especialidade Tecnologia da Informação</text:p>
      <text:p text:style-name="P30"/>
      <text:p text:style-name="P30">O mecanismo de configuração automática baseado em convenção do Spring Boot pode ser iniciado anotando a classe que contém o método principal estático, com a anotação</text:p>
      <text:p text:style-name="P30"/>
      <text:list xml:id="list196965761" text:style-name="L8">
        <text:list-item>
          <text:p text:style-name="P59">@SpringMainClass</text:p>
        </text:list-item>
        <text:list-item>
          <text:p text:style-name="P59">@SpringBootComponent</text:p>
        </text:list-item>
        <text:list-item>
          <text:p text:style-name="P59">@SpringBootApplication</text:p>
        </text:list-item>
        <text:list-item>
          <text:p text:style-name="P59">@SpringRootApplication</text:p>
        </text:list-item>
        <text:list-item>
          <text:p text:style-name="P59">@SpringBootEntity</text:p>
        </text:list-item>
      </text:list>
      <text:p text:style-name="P30"/>
      <text:p text:style-name="P19"><text:span text:style-name="T16">Resposta: L</text:span>etra C</text:p>
      <text:p text:style-name="P30"/>
      <text:p text:style-name="P82">A questão fala um pouco confuso, mas vamos lá: o método principal estático é o public static void main() e este método fica na classe que vai ser iniciada, logo estamos falando de <text:span text:style-name="T31">@SpringbootApplication</text:span> que é a anotação que diz que a classe é o ponto de entrada de uma aplicação Spring Boot. Esta anotação marca a classe principal da aplicação Spring Boot e encapsula as seguintes anotações: @Configuration, @EnableAutoConfiguration e @ComponentScan com seus atributos</text:p>
      <text:p text:style-name="P82">padrão.</text:p>
      <text:p text:style-name="P30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5">@SpringBootApplication</text:p>
            <text:p text:style-name="P38"><text:span text:style-name="T38">public class</text:span> <text:span text:style-name="T33">Application</text:span> {</text:p>
            <text:p text:style-name="P38"><text:s text:c="10"/><text:span text:style-name="T38"><text:s/>public static void</text:span> main(String[] args) {</text:p>
            <text:p text:style-name="P38"><text:s text:c="22"/>SpringApplication.run(<text:span text:style-name="T33">Application</text:span>.<text:span text:style-name="T38">class</text:span>, args);</text:p>
            <text:p text:style-name="P38"><text:s text:c="11"/>}</text:p>
            <text:p text:style-name="P38">}</text:p>
          </table:table-cell>
        </table:table-row>
      </table:table>
      <text:p text:style-name="P24"/>
      <text:p text:style-name="P13">___________________________________________________________________________________</text:p>
      <text:p text:style-name="P32"/>
      <text:p text:style-name="P19"><text:span text:style-name="T16">9. </text:span>Ano: 2022 Banca: FCC Órgão: TRT-23 MT Prova: Analista Judiciário Área Apoio Especializado Especialidade Tecnologia da Informação</text:p>
      <text:p text:style-name="P30"/>
      <text:p text:style-name="P32">Para gerenciar a configuração de um panorama do sistema de microsserviços, o Spring Cloud contém o Spring Cloud Config, que fornece o gerenciamento centralizado de arquivos de configuração. O Spring Cloud Config </text:p>
      <text:p text:style-name="P32"/>
      <text:list xml:id="list915099882" text:style-name="L9">
        <text:list-item>
          <text:p text:style-name="P60"><text:soft-page-break/>oferece suporte à criptografia de informações confidenciais na configuração, exceto de credenciais.</text:p>
        </text:list-item>
        <text:list-item>
          <text:p text:style-name="P60">suporta o armazenamento de arquivos de configuração em repositório Git, por exemplo, no GitHub.</text:p>
        </text:list-item>
        <text:list-item>
          <text:p text:style-name="P60">não permite separar as partes comuns da configuração das partes específicas de microsserviços.</text:p>
        </text:list-item>
        <text:list-item>
          <text:p text:style-name="P60">não suporta o armazenamento de arquivos de configuração em uma base de dados banco de dados JDBC.</text:p>
        </text:list-item>
        <text:list-item>
          <text:p text:style-name="P60">não suporta o armazenamento de arquivos de configuração em um sistema de arquivos local (local filesystem).</text:p>
        </text:list-item>
      </text:list>
      <text:p text:style-name="P30"/>
      <text:p text:style-name="P19"><text:span text:style-name="T16">Resposta: L</text:span>etra B</text:p>
      <text:p text:style-name="P30"/>
      <text:p text:style-name="P64"><text:span text:style-name="T40">As demais questões tem exceto, não suporta, não permite, restando como correta apenas a letra B.</text:span></text:p>
      <text:p text:style-name="P64"/>
      <text:p text:style-name="P64">O Spring Cloud Config fornece suporte do lado do servidor e do lado do cliente para configuração externa em um sistema distribuído. Com o Config Server, você tem um local central para gerenciar propriedades externas para aplicativos em todos os ambientes.</text:p>
      <text:p text:style-name="P30"/>
      <text:p text:style-name="P30">O Spring Cloud Config Server fornece uma API baseada em recursos HTTP para configuração externa (pares nome-valor ou conteúdo YAML equivalente). O servidor pode ser incorporado em um aplicativo Spring Boot, usando a <text:span text:style-name="T39">anotação </text:span><text:span text:style-name="T34">@EnableConfigServe</text:span><text:span text:style-name="T35">r</text:span>. Consequentemente, o seguinte aplicativo é um servidor de configuração:</text:p>
      <text:p text:style-name="P30"/>
      <text:p text:style-name="P30">Como todos os aplicativos Spring Boot, ele é executado na porta 8080 por padrão, mas você pode alterná-lo para a porta 8888 mais convencional de várias maneiras. O mais fácil, que também define um repositório de configuração padrão, é iniciá-lo com <text:span text:style-name="T31">spring.config.name=configserver </text:span>(há um <text:span text:style-name="T31">configserver.yml</text:span> no jar do Config Server). Outra é usar seu próprio <text:span text:style-name="T31">application.properties</text:span>:</text:p>
      <text:p text:style-name="P30"/>
      <text:p text:style-name="P83">application.properties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8">server.port: 8888</text:p>
            <text:p text:style-name="P88">spring.cloud.config.server.git.uri: file://${user.home}/config-repo</text:p>
          </table:table-cell>
        </table:table-row>
      </table:table>
      <text:p text:style-name="P30"/>
      <text:p text:style-name="P30"><text:span text:style-name="T40">O</text:span>nde ${user.home}/config-repo é um repositório git contendo YAML e arquivos de propriedades.</text:p>
      <text:p text:style-name="P30"/>
      <text:p text:style-name="P84"><text:span text:style-name="T4">Para mais</text:span>: <text:a xlink:type="simple" xlink:href="https://cloud.spring.io/spring-cloud-config/reference/html/" text:style-name="Internet_20_link" text:visited-style-name="Visited_20_Internet_20_Link">https://cloud.spring.io/spring-cloud-config/reference/html/</text:a> </text:p>
      <text:p text:style-name="P9">___________________________________________________________________________________</text:p>
      <text:p text:style-name="P20"/>
      <text:p text:style-name="P18"/>
      <text:p text:style-name="P3"><text:span text:style-name="T17">JPA e Hibernate</text:span> – <text:span text:style-name="T1">Questões</text:span></text:p>
      <text:p text:style-name="P14">___________________________________________________________________________________</text:p>
      <text:p text:style-name="P20"/>
      <text:p text:style-name="P6"><text:span text:style-name="T18">1. </text:span>Ano: 2022 Banca: FCC Órgão: TRT-22 PI Prova: Técnico Judiciário Área Apoio Especializado Especialidade Tecnologia da Informação</text:p>
      <text:p text:style-name="P20"/>
      <text:p text:style-name="P20">Considere a configuração abaixo, presente em um arquivo de configuração de persistência de uma aplicação que utiliza JPA com o provedor de persistência Hibernate.</text:p>
      <text:p text:style-name="P20"/>
      <text:p text:style-name="P20"><text:soft-page-break/>&lt;properties&gt;</text:p>
      <text:p text:style-name="P20"><text:tab/>&lt;property name="hibernate.dialect" value="org.hibernate.dialect.PostgreSQLDialect" /&gt;</text:p>
      <text:p text:style-name="P20"><text:tab/>&lt;property name="javax.persistence.jdbc.driver" value="org.postgresql.Driver" /&gt;</text:p>
      <text:p text:style-name="P20"><text:tab/>&lt;property name="javax.persistence.jdbc.url" value="jdbc:postgresql://localhost:5432/teste" /&gt;</text:p>
      <text:p text:style-name="P20"><text:tab/>&lt;property name="javax.persistence.jdbc.user" value="postgres" /&gt;</text:p>
      <text:p text:style-name="P20"><text:tab/>&lt;property name="javax.persistence.jdbc.password" value="pgadmin" /&gt;</text:p>
      <text:p text:style-name="P20">&lt;/properties&gt;</text:p>
      <text:p text:style-name="P20"/>
      <text:p text:style-name="P20">Se a aplicação não usasse Mapeamento Objeto-Relacional, a leitura e o registro do driver teriam que ser realizados por meio da instrução Java</text:p>
      <text:p text:style-name="P20"/>
      <text:list xml:id="list2388060164" text:style-name="L10">
        <text:list-item>
          <text:p text:style-name="P42">Class.forName("org.postgresql.Driver");</text:p>
        </text:list-item>
        <text:list-item>
          <text:p text:style-name="P42">DriverManager.getDriver("org.postgresql.Driver");</text:p>
        </text:list-item>
        <text:list-item>
          <text:p text:style-name="P42">Driver.getStatement("org.postgresql.Driver");</text:p>
        </text:list-item>
        <text:list-item>
          <text:p text:style-name="P42">SQLDriver.getConnection("org.postgresql.Driver");</text:p>
        </text:list-item>
        <text:list-item>
          <text:p text:style-name="P42">Class.getDriver("org.postgresql.Driver");</text:p>
        </text:list-item>
      </text:list>
      <text:p text:style-name="P20"/>
      <text:p text:style-name="P20"><text:span text:style-name="T18">Resposta: </text:span>Letra A</text:p>
      <text:p text:style-name="P20"/>
      <text:p text:style-name="P14">___________________________________________________________________________________</text:p>
      <text:p text:style-name="P6"><text:span text:style-name="T18">2. </text:span>Ano: 2022 Banca: FCC Órgão: TRT-22 PI Prova: Analista Judiciário Área Apoio Especializado Especialidade Tecnologia da Informação</text:p>
      <text:p text:style-name="P20"/>
      <text:p text:style-name="P20">Uma analista está desenvolvendo um sistema usando JPA e deseja configurar a utilização do framework Hibernate como provedor de persistência, por meio da instrução &lt;provider&gt;org.hibernate.ejb.HibernatePersistence&lt;/provider&gt; que deve ser colocada no arquivo</text:p>
      <text:p text:style-name="P20"/>
      <text:list xml:id="list1080043770" text:style-name="L11">
        <text:list-item>
          <text:p text:style-name="P43">orm-database-config.xml</text:p>
        </text:list-item>
        <text:list-item>
          <text:p text:style-name="P43">server.xml</text:p>
        </text:list-item>
        <text:list-item>
          <text:p text:style-name="P43">hibernate.xml</text:p>
        </text:list-item>
        <text:list-item>
          <text:p text:style-name="P43">persistence-unit.xml</text:p>
        </text:list-item>
        <text:list-item>
          <text:p text:style-name="P43">persistence.xml</text:p>
        </text:list-item>
      </text:list>
      <text:p text:style-name="P20"/>
      <text:p text:style-name="P20"><text:span text:style-name="T18">Resposta: </text:span>Letra E</text:p>
      <text:p text:style-name="P20"/>
      <text:p text:style-name="P14">___________________________________________________________________________________</text:p>
      <text:p text:style-name="P14"/>
      <text:p text:style-name="P6"><text:span text:style-name="T18">3. </text:span>Ano: 2022 Banca: FCC Órgão: TRT-4 RS Prova: Analista Judiciário Área Apoio Especializado Especialidade Tecnologia da Informação</text:p>
      <text:p text:style-name="P20"/>
      <text:p text:style-name="P20">s classes persistentes da JPA que são definidas por anotações são javax.persistence.Embeddable,</text:p>
      <text:p text:style-name="P20">javax.persistence.MappedSuperclass e</text:p>
      <text:p text:style-name="P20"/>
      <text:list xml:id="list3526970024" text:style-name="L12">
        <text:list-item>
          <text:p text:style-name="P44">javax.persistence.Inerface</text:p>
        </text:list-item>
        <text:list-item>
          <text:p text:style-name="P44">javax.persistence.AbstractClass</text:p>
        </text:list-item>
        <text:list-item>
          <text:p text:style-name="P44">javax.persistence.MainClass</text:p>
        </text:list-item>
        <text:list-item>
          <text:p text:style-name="P44">javax.persistence.NamedClass</text:p>
        </text:list-item>
        <text:list-item>
          <text:p text:style-name="P44">javax.persistence.Entity</text:p>
        </text:list-item>
      </text:list>
      <text:p text:style-name="P20"/>
      <text:p text:style-name="P20"><text:soft-page-break/>Letra E</text:p>
      <text:p text:style-name="P20"/>
      <text:p text:style-name="P14">___________________________________________________________________________________</text:p>
      <text:p text:style-name="P20"/>
      <text:p text:style-name="P6"><text:span text:style-name="T18">4. </text:span>Ano: 2022 Banca: FCC Órgão: TRT-23 MT Prova: Analista Judiciário Área Apoio Especializado Especialidade Tecnologia da Informação</text:p>
      <text:p text:style-name="P20"/>
      <text:p text:style-name="P20">JPA 2.0 permite fazer o mapeamento de coleções de tipos básicos usando as anotações</text:p>
      <text:p text:style-name="P20"/>
      <text:list xml:id="list3382846340" text:style-name="L13">
        <text:list-item>
          <text:p text:style-name="P45">@SimpleCollection e @MultipleCollection</text:p>
        </text:list-item>
        <text:list-item>
          <text:p text:style-name="P45">@EmbeddableCollection e @CollectionColumn</text:p>
        </text:list-item>
        <text:list-item>
          <text:p text:style-name="P45">@ElementCollection e @CollectionTable</text:p>
        </text:list-item>
        <text:list-item>
          <text:p text:style-name="P45">@ManyToManyCollection e @OneToManyCollection</text:p>
        </text:list-item>
        <text:list-item>
          <text:p text:style-name="P45">@CollectionList e @CollectionQueue</text:p>
        </text:list-item>
      </text:list>
      <text:p text:style-name="P20"/>
      <text:p text:style-name="P20"/>
      <text:p text:style-name="P14">___________________________________________________________________________________</text:p>
      <text:p text:style-name="P20"/>
      <text:p text:style-name="P6"><text:span text:style-name="T18">5. </text:span>Ano: 2022 Banca: FCC Órgão: TRT-23 MT Prova: Analista Judiciário Área Apoio Especializado Especialidade Tecnologia da Informação</text:p>
      <text:p text:style-name="P20"/>
      <text:p text:style-name="P20">Hibernate Envers permite realizar a auditoria de classes persistentes (ORM). Para indicar que a entidade criada passará por auditoria deve-se incluir nessa classe de entidade a anotação</text:p>
      <text:p text:style-name="P20"/>
      <text:list xml:id="list2052245227" text:style-name="L14">
        <text:list-item>
          <text:p text:style-name="P46">@Audited</text:p>
        </text:list-item>
        <text:list-item>
          <text:p text:style-name="P46">@HibernateEnvers</text:p>
        </text:list-item>
        <text:list-item>
          <text:p text:style-name="P46">@Envers</text:p>
        </text:list-item>
        <text:list-item>
          <text:p text:style-name="P46">@Audit</text:p>
        </text:list-item>
        <text:list-item>
          <text:p text:style-name="P46">@HibernateAudit</text:p>
        </text:list-item>
      </text:list>
      <text:p text:style-name="P11">___________________________________________________________________________________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0T09:37:43.298123202</meta:creation-date>
    <dc:date>2022-09-22T11:47:20.920327443</dc:date>
    <meta:editing-duration>PT2H51M12S</meta:editing-duration>
    <meta:editing-cycles>36</meta:editing-cycles>
    <meta:generator>LibreOffice/6.0.7.3$Linux_X86_64 LibreOffice_project/00m0$Build-3</meta:generator>
    <meta:document-statistic meta:table-count="4" meta:image-count="0" meta:object-count="0" meta:page-count="11" meta:paragraph-count="291" meta:word-count="2334" meta:character-count="20040" meta:non-whitespace-character-count="17984"/>
  </office:meta>
</office:document-meta>
</file>